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" style:font-size-complex="18pt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4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officeooo:paragraph-rsid="0087518e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P5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6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normal" officeooo:rsid="00aff858" officeooo:paragraph-rsid="00aff85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normal" officeooo:rsid="00aff858" officeooo:paragraph-rsid="00b8e98e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normal" officeooo:rsid="00aff858" officeooo:paragraph-rsid="00b7809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bold" officeooo:rsid="00aff858" officeooo:paragraph-rsid="00aff85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0pt" fo:language="en" fo:country="US" fo:font-weight="normal" officeooo:rsid="00aff858" officeooo:paragraph-rsid="00bbf5a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size="10pt" fo:language="en" fo:country="US" fo:font-weight="normal" officeooo:rsid="00aff858" officeooo:paragraph-rsid="00bbf5a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aff858" officeooo:paragraph-rsid="00bbf5a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fo:font-size="16pt" fo:language="en" fo:country="US" fo:font-weight="bold" officeooo:rsid="009d7a03" officeooo:paragraph-rsid="009d7a0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27cm" fo:margin-bottom="0cm" loext:contextual-spacing="false" fo:text-align="start" style:justify-single-word="false"/>
      <style:text-properties fo:font-size="12pt" fo:language="en" fo:country="US" fo:font-weight="bold" officeooo:rsid="00aff858" officeooo:paragraph-rsid="00aff85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1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20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7518e"/>
    </style:style>
    <style:style style:name="P2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d4afa"/>
    </style:style>
    <style:style style:name="P22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23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24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T1" style:family="text">
      <style:text-properties fo:language="en" fo:country="US" officeooo:rsid="00adc8cf"/>
    </style:style>
    <style:style style:name="T2" style:family="text">
      <style:text-properties fo:language="en" fo:country="US" officeooo:rsid="00c1f2fc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3" style:family="text">
      <style:text-properties fo:font-variant="normal" fo:text-transform="none" fo:color="#000000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fo:color="#000000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5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ad6b4f" style:font-size-asian="18pt" style:font-style-asian="normal" style:font-weight-asian="normal" style:font-name-complex="Times New Roman" style:font-size-complex="18pt"/>
    </style:style>
    <style:style style:name="T16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c1f2fc" style:font-size-asian="18pt" style:font-style-asian="normal" style:font-weight-asian="normal" style:font-name-complex="Times New Roman" style:font-size-complex="18pt"/>
    </style:style>
    <style:style style:name="T17" style:family="text">
      <style:text-properties fo:font-variant="normal" fo:text-transform="none" fo:color="#252525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18" style:family="text">
      <style:text-properties fo:font-variant="normal" fo:text-transform="none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20" style:family="text">
      <style:text-properties fo:font-variant="normal" fo:text-transform="none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21" style:family="text">
      <style:text-properties fo:font-variant="normal" fo:text-transform="none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22" style:family="text">
      <style:text-properties fo:font-variant="normal" fo:text-transform="none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23" style:family="text">
      <style:text-properties fo:font-variant="normal" fo:text-transform="none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24" style:family="text">
      <style:text-properties fo:font-variant="normal" fo:text-transform="none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25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26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27" style:family="text">
      <style:text-properties fo:font-variant="normal" fo:text-transform="none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28" style:family="text">
      <style:text-properties fo:font-variant="normal" fo:text-transform="none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29" style:family="text">
      <style:text-properties fo:font-variant="normal" fo:text-transform="none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30" style:family="text">
      <style:text-properties fo:font-variant="normal" fo:text-transform="none" style:font-name="Times New Roman" fo:font-size="18pt" fo:letter-spacing="normal" fo:language="en" fo:country="US" fo:font-style="normal" fo:font-weight="normal" officeooo:rsid="00c1f2fc" style:font-size-asian="18pt" style:font-style-asian="normal" style:font-weight-asian="normal" style:font-name-complex="Times New Roman" style:font-size-complex="18pt"/>
    </style:style>
    <style:style style:name="T31" style:family="text">
      <style:text-properties officeooo:rsid="00adc8cf"/>
    </style:style>
    <style:style style:name="T32" style:family="text">
      <style:text-properties style:font-name="Monaco"/>
    </style:style>
    <style:style style:name="T33" style:family="text">
      <style:text-properties officeooo:rsid="00c1f2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анкт-Петербургский национальный исследовательский университет </text:p>
      <text:p text:style-name="P20"><text:span text:style-name="T18">информационных технологий, механики и оптики</text:span><text:span text:style-name="T19"><text:line-break/></text:span><text:span text:style-name="T18">(Университет ИТМО)</text:span><text:span text:style-name="T19"> </text:span><text:bookmark text:name="report_R98097615122270904"/></text:p>
      <text:p text:style-name="P19">Факультет программной инженерии и компьютерной техники</text:p>
      <text:p text:style-name="P22">Кафедра вычислительной техники</text:p>
      <text:p text:style-name="P1"/>
      <text:p text:style-name="P3"> </text:p>
      <text:p text:style-name="P3"> </text:p>
      <text:p text:style-name="P3"> </text:p>
      <text:p text:style-name="P3"> </text:p>
      <text:p text:style-name="P3"> </text:p>
      <text:p text:style-name="P20"><text:span text:style-name="T27">Лабораторная работа №</text:span><text:span text:style-name="T28"> </text:span><text:span text:style-name="T30">5</text:span></text:p>
      <text:p text:style-name="P21"><text:span text:style-name="T27">по </text:span><text:span text:style-name="T29">дисциплине </text:span></text:p>
      <text:p text:style-name="P2">«Языки системного программирования»</text:p>
      <text:p text:style-name="P4">«<text:span text:style-name="T33">Функции высшего порядка на списках</text:span>»</text:p>
      <text:p text:style-name="P5"> </text:p>
      <text:p text:style-name="P5"> </text:p>
      <text:p text:style-name="P5"> </text:p>
      <text:p text:style-name="P5"> </text:p>
      <text:p text:style-name="P5"> </text:p>
      <text:p text:style-name="P23"><text:span text:style-name="T19">Выполнил<text:line-break/>студент </text:span><text:span text:style-name="T20">2</text:span><text:span text:style-name="T19"> курса,<text:line-break/>группы P3</text:span><text:span text:style-name="T20">2</text:span><text:span text:style-name="T19">00<text:line-break/>Cапожников Борис Константинович</text:span></text:p>
      <text:p text:style-name="P24"><text:span text:style-name="T21">Р</text:span><text:span text:style-name="T19">уководител</text:span><text:span text:style-name="T22">ь</text:span><text:span text:style-name="T19">:</text:span></text:p>
      <text:p text:style-name="P24"><text:span text:style-name="T23">кандидат технических наук</text:span> <text:span text:style-name="T19"><text:line-break/></text:span><text:span text:style-name="T23">Б</text:span><text:span text:style-name="T24">алакшин Павел Валерьевич</text:span></text:p>
      <text:p text:style-name="P6"/>
      <text:p text:style-name="P3"> </text:p>
      <text:p text:style-name="P3"> </text:p>
      <text:p text:style-name="P3"> </text:p>
      <text:p text:style-name="P3"> </text:p>
      <text:p text:style-name="P3"> </text:p>
      <text:p text:style-name="P14"><text:span text:style-name="T25">Санкт-Петербург — 201</text:span><text:span text:style-name="T26">6</text:span></text:p>
      <text:p text:style-name="P15"/>
      <text:p text:style-name="P17"><text:soft-page-break/>Текст исходной программы<text:span text:style-name="T3">:</text:span></text:p>
      <text:p text:style-name="P12"><text:span text:style-name="T32">#include &lt;stdio.h&gt;</text:span></text:p>
      <text:p text:style-name="P13">#include &lt;stdlib.h&gt;</text:p>
      <text:p text:style-name="P13">#include &lt;limits.h&gt;</text:p>
      <text:p text:style-name="P13">#include "lib.c"</text:p>
      <text:p text:style-name="P13"/>
      <text:p text:style-name="P13">void foreach(llist_t* llist_ptr, void(*func)(llist_t* llist_ptr));</text:p>
      <text:p text:style-name="P13">llist_t* map(const llist_t * const llist_ptr, int(*func)(int value));</text:p>
      <text:p text:style-name="P13">void map_mut(llist_t* llist_ptr, int(*func)(int value));</text:p>
      <text:p text:style-name="P13">int foldl(llist_t* llist_ptr, int(*func)(int a, int b), int accum);</text:p>
      <text:p text:style-name="P13">llist_t* iterate(int(*func)(int a), int element, int length);</text:p>
      <text:p text:style-name="P13">int main( int argc, char** argv );</text:p>
      <text:p text:style-name="P13"/>
      <text:p text:style-name="P13">void print_with_space(llist_t* llist_ptr);</text:p>
      <text:p text:style-name="P13">void print_with_newline(llist_t* llist_ptr);</text:p>
      <text:p text:style-name="P13">int square(int arg);</text:p>
      <text:p text:style-name="P13">int cube(int arg);</text:p>
      <text:p text:style-name="P13">int min(int a, int b);</text:p>
      <text:p text:style-name="P13">int max(int a, int b);</text:p>
      <text:p text:style-name="P13">int doubler(int arg);</text:p>
      <text:p text:style-name="P13"/>
      <text:p text:style-name="P13">void print_with_space(llist_t* llist_ptr){ <text:s/></text:p>
      <text:p text:style-name="P13"><text:tab/>printf("%i ", llist_ptr-&gt;value);</text:p>
      <text:p text:style-name="P13">}</text:p>
      <text:p text:style-name="P13">void print_with_newline(llist_t* llist_ptr){ <text:s/></text:p>
      <text:p text:style-name="P13"><text:tab/>printf("%i\n", llist_ptr-&gt;value);</text:p>
      <text:p text:style-name="P13">}</text:p>
      <text:p text:style-name="P13">int square(int arg){ <text:s/></text:p>
      <text:p text:style-name="P13"><text:tab/>return arg*arg;</text:p>
      <text:p text:style-name="P13">}</text:p>
      <text:p text:style-name="P13">int cube(int arg){ <text:s/></text:p>
      <text:p text:style-name="P13"><text:tab/>return arg*arg*arg;</text:p>
      <text:p text:style-name="P13">}</text:p>
      <text:p text:style-name="P13">int min(int a, int b){ <text:s/></text:p>
      <text:p text:style-name="P13"><text:tab/>return a&lt;b ? a : b;</text:p>
      <text:p text:style-name="P13">}</text:p>
      <text:p text:style-name="P13">int max(int a, int b){ <text:s/></text:p>
      <text:p text:style-name="P13"><text:tab/>return a&gt;b ? a : b;</text:p>
      <text:p text:style-name="P13">}</text:p>
      <text:p text:style-name="P13">int doubler(int arg){ <text:s/></text:p>
      <text:p text:style-name="P13"><text:tab/>return 2*arg;</text:p>
      <text:p text:style-name="P13">}</text:p>
      <text:p text:style-name="P13"/>
      <text:p text:style-name="P13">int main( int argc, char** argv ) {</text:p>
      <text:p text:style-name="P13"><text:tab/>int number;</text:p>
      <text:p text:style-name="P13"><text:tab/>llist_t* llist=0;</text:p>
      <text:p text:style-name="P13"><text:tab/>printf("\nEnter the numbers\n");</text:p>
      <text:p text:style-name="P13"><text:tab/>while(scanf("%i", &amp;number)!=EOF)</text:p>
      <text:p text:style-name="P13"><text:tab/>{</text:p>
      <text:p text:style-name="P13"><text:tab/><text:tab/>llist = list_add_front(llist, number);</text:p>
      <text:p text:style-name="P13"><text:tab/>}</text:p>
      <text:p text:style-name="P13"><text:tab/>/* ------------------------------------------------------ */</text:p>
      <text:p text:style-name="P13"><text:tab/>printf("\nLinked list separated by spaces:\n");</text:p>
      <text:p text:style-name="P13"><text:tab/>foreach(llist, print_with_space);</text:p>
      <text:p text:style-name="P13"><text:tab/>printf("\nLinked list separated by newlines:\n");</text:p>
      <text:p text:style-name="P13"><text:tab/>foreach(llist, print_with_newline);</text:p>
      <text:p text:style-name="P13"><text:tab/>/* ------------------------------------------------------ */</text:p>
      <text:p text:style-name="P13"><text:tab/>printf("\nSquared linked list:\n");</text:p>
      <text:p text:style-name="P13"><text:tab/>foreach(map(llist, square), print_with_newline);</text:p>
      <text:p text:style-name="P13"><text:tab/>printf("\nCubed linked list:\n");</text:p>
      <text:p text:style-name="P13"><text:tab/>foreach(map(llist, cube), print_with_newline);</text:p>
      <text:p text:style-name="P13"><text:tab/>/* ------------------------------------------------------ */</text:p>
      <text:p text:style-name="P13"><text:tab/>printf("\nMinimum number: %i\n", foldl(llist, min , INT_MAX));</text:p>
      <text:p text:style-name="P13"><text:tab/>printf("\nMaximum number: %i\n", foldl(llist, max , INT_MIN));</text:p>
      <text:p text:style-name="P13"><text:tab/>/* ------------------------------------------------------ */</text:p>
      <text:p text:style-name="P13"><text:soft-page-break/><text:tab/>printf("\nAbsolute value of the numbers in the linked list:\n");</text:p>
      <text:p text:style-name="P13"><text:tab/>map_mut(llist, abs);</text:p>
      <text:p text:style-name="P13"><text:tab/>foreach(llist, print_with_newline);</text:p>
      <text:p text:style-name="P13"><text:tab/>/* ------------------------------------------------------ */</text:p>
      <text:p text:style-name="P13"><text:tab/>printf("\nPowers of two from 0 to 10:\n");</text:p>
      <text:p text:style-name="P13"><text:tab/>foreach(iterate(doubler, 1, 10), print_with_newline);</text:p>
      <text:p text:style-name="P13"><text:tab/>return 0;</text:p>
      <text:p text:style-name="P13">}</text:p>
      <text:p text:style-name="P13"/>
      <text:p text:style-name="P13">void foreach(llist_t* llist_ptr, void(*func)(llist_t* llist_ptr))</text:p>
      <text:p text:style-name="P13">{ <text:s/></text:p>
      <text:p text:style-name="P13"><text:tab/>while(llist_ptr)</text:p>
      <text:p text:style-name="P13"><text:tab/>{</text:p>
      <text:p text:style-name="P13"><text:tab/><text:tab/>func(llist_ptr);</text:p>
      <text:p text:style-name="P13"><text:tab/><text:tab/>llist_ptr=llist_ptr-&gt;next;</text:p>
      <text:p text:style-name="P13"><text:tab/>}</text:p>
      <text:p text:style-name="P13">}</text:p>
      <text:p text:style-name="P13"/>
      <text:p text:style-name="P13">llist_t* map(const llist_t * const llist_ptr, int(*func)(int a))</text:p>
      <text:p text:style-name="P13">{</text:p>
      <text:p text:style-name="P13"><text:tab/>return llist_ptr ? list_add_front(map(llist_ptr-&gt;next, func), func(llist_ptr-&gt;value)) : 0;</text:p>
      <text:p text:style-name="P13">}</text:p>
      <text:p text:style-name="P13"/>
      <text:p text:style-name="P13">void map_mut(llist_t* llist_ptr, int(*func)(int a))</text:p>
      <text:p text:style-name="P13">{</text:p>
      <text:p text:style-name="P13"><text:tab/>while(llist_ptr)</text:p>
      <text:p text:style-name="P13"><text:tab/>{</text:p>
      <text:p text:style-name="P13"><text:tab/><text:tab/>llist_ptr-&gt;value=func(llist_ptr-&gt;value);</text:p>
      <text:p text:style-name="P13"><text:tab/><text:tab/>llist_ptr=llist_ptr-&gt;next;</text:p>
      <text:p text:style-name="P13"><text:tab/>}</text:p>
      <text:p text:style-name="P13">}</text:p>
      <text:p text:style-name="P13"/>
      <text:p text:style-name="P13">int foldl(llist_t* llist_ptr, int(*func)(int a, int b), int rax)</text:p>
      <text:p text:style-name="P13">{</text:p>
      <text:p text:style-name="P13"><text:tab/>while(llist_ptr)</text:p>
      <text:p text:style-name="P13"><text:tab/>{</text:p>
      <text:p text:style-name="P13"><text:tab/><text:tab/>rax=func(rax, llist_ptr-&gt;value);</text:p>
      <text:p text:style-name="P13"><text:tab/><text:tab/>llist_ptr=llist_ptr-&gt;next;</text:p>
      <text:p text:style-name="P13"><text:tab/>}</text:p>
      <text:p text:style-name="P13"><text:tab/>return rax;</text:p>
      <text:p text:style-name="P13">}</text:p>
      <text:p text:style-name="P13"/>
      <text:p text:style-name="P13">llist_t* iterate(int(*func)(int a), int element, int length)</text:p>
      <text:p text:style-name="P13">{</text:p>
      <text:p text:style-name="P13"><text:tab/>int i;</text:p>
      <text:p text:style-name="P13"><text:tab/>llist_t* llist_ptr = list_create(element);</text:p>
      <text:p text:style-name="P13"><text:tab/>for(i=0; i&lt;length; i++)</text:p>
      <text:p text:style-name="P13"><text:tab/>{</text:p>
      <text:p text:style-name="P13"><text:tab/><text:tab/>llist_ptr = list_add_front(llist_ptr, func(llist_ptr-&gt;value));</text:p>
      <text:p text:style-name="P13"><text:tab/>}</text:p>
      <text:p text:style-name="P13"><text:tab/>return llist_ptr;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11-18T02:13:37.530000000</dc:date>
    <meta:editing-duration>P2DT17H45M42S</meta:editing-duration>
    <meta:editing-cycles>173</meta:editing-cycles>
    <meta:print-date>2016-11-17T09:11:42.934000000</meta:print-date>
    <meta:document-statistic meta:table-count="0" meta:image-count="0" meta:object-count="0" meta:page-count="3" meta:paragraph-count="135" meta:word-count="376" meta:character-count="3487" meta:non-whitespace-character-count="3128"/>
  </office:meta>
</office:document-meta>
</file>